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Heading_20_2" style:master-page-name="Standard">
      <style:paragraph-properties style:page-number="auto" fo:break-before="auto" fo:break-after="auto" style:writing-mode="lr-tb"/>
    </style:style>
    <style:style style:name="P3" style:family="paragraph" style:parent-style-name="Heading_20_2">
      <style:paragraph-properties fo:break-before="auto" fo:break-after="auto" style:writing-mode="lr-tb"/>
    </style:style>
    <style:style style:name="P4" style:family="paragraph" style:parent-style-name="Heading_20_2">
      <style:paragraph-properties fo:margin-top="0.25in" fo:margin-bottom="0.0555in" fo:break-before="auto" fo:break-after="auto"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0"><text:bookmark text:name="h.df3xuvdxw0"/>Bringing Games into the FOSS Community</text:h>
      <text:h text:style-name="P3" text:outline-level="10"><text:bookmark text:name="h.c954yrqaaai"/>A Game Built on the FOSS Community</text:h>
      <text:h text:style-name="P3" text:outline-level="10"><text:bookmark text:name="h.cx6n755u6jxj"/>Abstract</text:h>
      <text:p text:style-name="P1">The objective of this project was to design a game that encourages contributions and activity within Free/Open Source Software (FOSS) projects. We want to reward not only code contributions, but art, content, documentation, and any other useful assets as well. This game will be the first of its kind, establishing a unique class of online gaming. Our research focused on articles, play-testing, and other online resources. The team looked at different game genres, mechanics, and gameplay elements. We’ve also researched open source technologies that would be best suited to creating the game. Using the information we collected and the team’s past experience, the team has created a variety of game design documents to fulfill our objective. Nearing the conclusion of our research, the team created a treatment document which includes gameplay highlights, world and backstory, and information on potential technologies and some simple prototypes. Using the gathered and compiled research, another team can begin the creation of the game. Free and Open Source Software is liberally licensed software that can be freely used, studied, modified, and redistributed. FOSS is free as in “free speech” -- not necessarily free of cost. Open source code is developed openly and is publicly available.</text:p>
      <text:p text:style-name="P1"/>
      <text:h text:style-name="P4" text:outline-level="10">Abstract (Francis’ rewrite)</text:h>
      <text:p text:style-name="P1">The objective of this project was to research ways to create an online game that combines mechanics with FOSS project contributions. Free and Open Source Software (FOSS) is liberally licensed software that can be freely used, studied, modified, and redistributed. “Free” refers to “free speech”, and not necessarily free of cost. Open source code is available to development by the public. Our game will reward contributors for code, art, documentation, content and any other useful assets. Our game will be the first of its kind, establishing an entirely new class of online games.</text:p>
      <text:p text:style-name="P1"/>
      <text:p text:style-name="P1">The team’s research was primarily focused on articles, statistics and studies published online. We looked at different online games to understand how their gameplay elements worked together to form a fun experience. We also researched open source technologies that may be suited to the creation of our game. Drawing from the information we collected, and from the team members’ personal experience with online games, we designed a game that will fulfill our objective of bridging FOSS development and online gameplay. Our work culminated in a game treatment document, which outlines our game’s core mechanics, its hooks and highlights, its setting, and how it will connect with the FOSS community. Ideally, our research and the treatment document will be used for the creation of the full game by a dedicated development team.</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
    <meta:editing-cycles>1</meta:editing-cycles>
    <meta:document-statistic meta:table-count="0" meta:image-count="0" meta:object-count="0" meta:page-count="2" meta:paragraph-count="7" meta:word-count="441" meta:character-count="2808" meta:non-whitespace-character-count="2374"/>
  </office:meta>
</office:document-meta>
</file>